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bg" fo:country="BG" officeooo:rsid="0021ee12" officeooo:paragraph-rsid="0021ee12"/>
    </style:style>
    <style:style style:name="P2" style:family="paragraph" style:parent-style-name="Text_20_body">
      <style:text-properties fo:language="bg" fo:country="BG" officeooo:rsid="0029210b" officeooo:paragraph-rsid="002a79eb"/>
    </style:style>
    <style:style style:name="P3" style:family="paragraph" style:parent-style-name="Heading_20_3">
      <style:text-properties fo:language="bg" fo:country="BG"/>
    </style:style>
    <style:style style:name="P4" style:family="paragraph" style:parent-style-name="Heading_20_3">
      <style:text-properties officeooo:paragraph-rsid="002e21af"/>
    </style:style>
    <style:style style:name="P5" style:family="paragraph" style:parent-style-name="Text_20_body" style:list-style-name="L1">
      <style:text-properties fo:language="bg" fo:country="BG" officeooo:rsid="001e7672" officeooo:paragraph-rsid="001e7672"/>
    </style:style>
    <style:style style:name="P6" style:family="paragraph" style:parent-style-name="Text_20_body" style:list-style-name="L2">
      <style:text-properties fo:language="bg" fo:country="BG" officeooo:rsid="001e7672" officeooo:paragraph-rsid="0021ee12"/>
    </style:style>
    <style:style style:name="P7" style:family="paragraph" style:parent-style-name="Text_20_body" style:list-style-name="L2">
      <style:text-properties fo:language="bg" fo:country="BG" officeooo:rsid="001e7672" officeooo:paragraph-rsid="001e7672"/>
    </style:style>
    <style:style style:name="P8" style:family="paragraph" style:parent-style-name="Text_20_body" style:list-style-name="L2">
      <style:text-properties fo:language="bg" fo:country="BG" officeooo:rsid="002e21af" officeooo:paragraph-rsid="002e21af"/>
    </style:style>
    <style:style style:name="P9" style:family="paragraph" style:parent-style-name="Text_20_body" style:list-style-name="L14">
      <style:text-properties fo:language="bg" fo:country="BG" officeooo:rsid="002e21af" officeooo:paragraph-rsid="002e21af"/>
    </style:style>
    <style:style style:name="P10" style:family="paragraph" style:parent-style-name="Text_20_body" style:list-style-name="L4">
      <style:text-properties fo:language="bg" fo:country="BG" officeooo:rsid="0021ee12" officeooo:paragraph-rsid="0021ee12"/>
    </style:style>
    <style:style style:name="P11" style:family="paragraph" style:parent-style-name="Text_20_body" style:list-style-name="L5">
      <style:text-properties fo:language="bg" fo:country="BG" officeooo:rsid="0021ee12" officeooo:paragraph-rsid="0021ee12"/>
    </style:style>
    <style:style style:name="P12" style:family="paragraph" style:parent-style-name="Text_20_body" style:list-style-name="L6">
      <style:text-properties fo:language="bg" fo:country="BG" officeooo:rsid="0021ee12" officeooo:paragraph-rsid="0021ee12"/>
    </style:style>
    <style:style style:name="P13" style:family="paragraph" style:parent-style-name="Text_20_body" style:list-style-name="L7">
      <style:text-properties fo:language="bg" fo:country="BG" officeooo:rsid="0021ee12" officeooo:paragraph-rsid="0021ee12"/>
    </style:style>
    <style:style style:name="P14" style:family="paragraph" style:parent-style-name="Text_20_body" style:list-style-name="L8">
      <style:text-properties fo:language="bg" fo:country="BG" officeooo:rsid="0021ee12" officeooo:paragraph-rsid="0021ee12"/>
    </style:style>
    <style:style style:name="P15" style:family="paragraph" style:parent-style-name="Text_20_body" style:list-style-name="L5">
      <style:text-properties fo:language="bg" fo:country="BG" officeooo:rsid="0030de98" officeooo:paragraph-rsid="0030de98"/>
    </style:style>
    <style:style style:name="P16" style:family="paragraph" style:parent-style-name="Text_20_body" style:list-style-name="L12">
      <style:text-properties fo:language="bg" fo:country="BG" officeooo:rsid="0030de98" officeooo:paragraph-rsid="0030de98"/>
    </style:style>
    <style:style style:name="P17" style:family="paragraph" style:parent-style-name="Text_20_body" style:list-style-name="L7">
      <style:text-properties fo:language="bg" fo:country="BG" officeooo:rsid="0023a00d" officeooo:paragraph-rsid="0023a00d"/>
    </style:style>
    <style:style style:name="P18" style:family="paragraph" style:parent-style-name="Text_20_body" style:list-style-name="L8">
      <style:text-properties fo:language="bg" fo:country="BG" officeooo:rsid="0023a00d" officeooo:paragraph-rsid="0023a00d"/>
    </style:style>
    <style:style style:name="P19" style:family="paragraph" style:parent-style-name="Text_20_body" style:list-style-name="L9">
      <style:text-properties fo:language="bg" fo:country="BG" officeooo:rsid="0023a00d" officeooo:paragraph-rsid="0023a00d"/>
    </style:style>
    <style:style style:name="P20" style:family="paragraph" style:parent-style-name="Text_20_body" style:list-style-name="L11">
      <style:text-properties fo:language="bg" fo:country="BG" officeooo:rsid="0024630c" officeooo:paragraph-rsid="0024630c"/>
    </style:style>
    <style:style style:name="P21" style:family="paragraph" style:parent-style-name="Text_20_body" style:list-style-name="L12">
      <style:text-properties fo:language="bg" fo:country="BG" officeooo:rsid="00276ac1" officeooo:paragraph-rsid="00276ac1"/>
    </style:style>
    <style:style style:name="P22" style:family="paragraph" style:parent-style-name="Text_20_body" style:list-style-name="L12">
      <style:text-properties fo:language="bg" fo:country="BG" officeooo:rsid="00276ac1" officeooo:paragraph-rsid="0030de98"/>
    </style:style>
    <style:style style:name="P23" style:family="paragraph" style:parent-style-name="Text_20_body" style:list-style-name="L13">
      <style:text-properties fo:language="bg" fo:country="BG" officeooo:rsid="0029210b" officeooo:paragraph-rsid="0029210b"/>
    </style:style>
    <style:style style:name="P24" style:family="paragraph" style:parent-style-name="Text_20_body" style:list-style-name="L13">
      <style:text-properties fo:language="bg" fo:country="BG" officeooo:rsid="0029210b" officeooo:paragraph-rsid="002a79eb"/>
    </style:style>
    <style:style style:name="P25" style:family="paragraph" style:parent-style-name="Text_20_body" style:list-style-name="L13">
      <style:text-properties fo:language="bg" fo:country="BG" officeooo:rsid="002a79eb" officeooo:paragraph-rsid="002bce42"/>
    </style:style>
    <style:style style:name="P26" style:family="paragraph" style:parent-style-name="Text_20_body" style:list-style-name="L13">
      <style:text-properties fo:language="bg" fo:country="BG" officeooo:rsid="002a79eb" officeooo:paragraph-rsid="0030de98"/>
    </style:style>
    <style:style style:name="P27" style:family="paragraph" style:parent-style-name="Text_20_body" style:list-style-name="L15">
      <style:text-properties fo:language="bg" fo:country="BG" officeooo:rsid="00240a58" officeooo:paragraph-rsid="002e21af"/>
    </style:style>
    <style:style style:name="P28" style:family="paragraph" style:parent-style-name="Text_20_body" style:list-style-name="L1">
      <style:text-properties fo:language="en" fo:country="US" officeooo:rsid="001fe37b" officeooo:paragraph-rsid="001fe37b"/>
    </style:style>
    <style:style style:name="P29" style:family="paragraph" style:parent-style-name="Text_20_body" style:list-style-name="L4">
      <style:text-properties fo:language="en" fo:country="US" officeooo:rsid="0023a00d" officeooo:paragraph-rsid="0023a00d"/>
    </style:style>
    <style:style style:name="P30" style:family="paragraph" style:parent-style-name="Text_20_body" style:list-style-name="L9">
      <style:text-properties fo:language="en" fo:country="US" officeooo:rsid="0023a00d" officeooo:paragraph-rsid="0023a00d"/>
    </style:style>
    <style:style style:name="P31" style:family="paragraph" style:parent-style-name="Text_20_body" style:list-style-name="L11">
      <style:text-properties fo:language="en" fo:country="US" officeooo:rsid="0024630c" officeooo:paragraph-rsid="00260113"/>
    </style:style>
    <style:style style:name="P32" style:family="paragraph" style:parent-style-name="Text_20_body" style:list-style-name="L15">
      <style:text-properties fo:language="en" fo:country="US" officeooo:rsid="0029210b" officeooo:paragraph-rsid="002e21af"/>
    </style:style>
    <style:style style:name="P33" style:family="paragraph" style:parent-style-name="Text_20_body" style:list-style-name="L3">
      <style:text-properties officeooo:paragraph-rsid="001fe37b"/>
    </style:style>
    <style:style style:name="P34" style:family="paragraph" style:parent-style-name="Text_20_body" style:list-style-name="L10">
      <style:text-properties style:font-name="Verdana" fo:language="en" fo:country="US" officeooo:rsid="0024630c" officeooo:paragraph-rsid="0024630c"/>
    </style:style>
    <style:style style:name="P35" style:family="paragraph" style:parent-style-name="Text_20_body" style:list-style-name="L10">
      <style:text-properties style:font-name="Arial" fo:language="en" fo:country="US" officeooo:rsid="0024630c" officeooo:paragraph-rsid="0024630c"/>
    </style:style>
    <style:style style:name="P36" style:family="paragraph" style:parent-style-name="Text_20_body" style:list-style-name="L10">
      <style:text-properties style:font-name="Arial" fo:language="en" fo:country="US" officeooo:rsid="0030de98" officeooo:paragraph-rsid="0030de98"/>
    </style:style>
    <style:style style:name="P37" style:family="paragraph" style:parent-style-name="Text_20_body" style:list-style-name="L15">
      <style:text-properties officeooo:paragraph-rsid="002e21af"/>
    </style:style>
    <style:style style:name="T1" style:family="text">
      <style:text-properties officeooo:rsid="001ce510"/>
    </style:style>
    <style:style style:name="T2" style:family="text">
      <style:text-properties fo:language="bg" fo:country="BG"/>
    </style:style>
    <style:style style:name="T3" style:family="text">
      <style:text-properties fo:language="bg" fo:country="BG" officeooo:rsid="001ce510"/>
    </style:style>
    <style:style style:name="T4" style:family="text">
      <style:text-properties fo:language="bg" fo:country="BG" officeooo:rsid="001e7672"/>
    </style:style>
    <style:style style:name="T5" style:family="text">
      <style:text-properties fo:language="bg" fo:country="BG" officeooo:rsid="0021ee12"/>
    </style:style>
    <style:style style:name="T6" style:family="text">
      <style:text-properties fo:language="bg" fo:country="BG" officeooo:rsid="00260113"/>
    </style:style>
    <style:style style:name="T7" style:family="text">
      <style:text-properties fo:language="bg" fo:country="BG" officeooo:rsid="00240a58"/>
    </style:style>
    <style:style style:name="T8" style:family="text">
      <style:text-properties fo:language="bg" fo:country="BG" officeooo:rsid="0029210b"/>
    </style:style>
    <style:style style:name="T9" style:family="text">
      <style:text-properties fo:language="bg" fo:country="BG" officeooo:rsid="0030de98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ce510"/>
    </style:style>
    <style:style style:name="T12" style:family="text">
      <style:text-properties fo:language="en" fo:country="US" officeooo:rsid="001e7672"/>
    </style:style>
    <style:style style:name="T13" style:family="text">
      <style:text-properties fo:language="en" fo:country="US" officeooo:rsid="0021ee12"/>
    </style:style>
    <style:style style:name="T14" style:family="text">
      <style:text-properties fo:language="en" fo:country="US" officeooo:rsid="00240a58"/>
    </style:style>
    <style:style style:name="T15" style:family="text">
      <style:text-properties fo:language="en" fo:country="US" officeooo:rsid="0029210b"/>
    </style:style>
    <style:style style:name="T16" style:family="text">
      <style:text-properties officeooo:rsid="0021ee12"/>
    </style:style>
    <style:style style:name="T17" style:family="text">
      <style:text-properties officeooo:rsid="0023a00d"/>
    </style:style>
    <style:style style:name="T18" style:family="text">
      <style:text-properties officeooo:rsid="00260113"/>
    </style:style>
    <style:style style:name="T19" style:family="text">
      <style:text-properties officeooo:rsid="0030de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Footer</text:h>
      <text:list xml:id="list8696339367909995265" text:style-name="L1">
        <text:list-item>
          <text:p text:style-name="P5">3 или 4 колони</text:p>
        </text:list-item>
      </text:list>
      <text:list xml:id="list4040847773598760184" text:style-name="L2">
        <text:list-item>
          <text:list>
            <text:list-item>
              <text:p text:style-name="P6">Контакти <text:span text:style-name="T13">(</text:span><text:span text:style-name="T16">Адрес: улица, град, пощенски код, държава, </text:span><text:span text:style-name="T13">Email, </text:span><text:span text:style-name="T16">Телефон, Социални мрежи)</text:span></text:p>
            </text:list-item>
            <text:list-item>
              <text:p text:style-name="P7">Важни страници <text:span text:style-name="T13">( </text:span><text:span text:style-name="T17">от 5 до 8 + условия за ползване)</text:span></text:p>
            </text:list-item>
            <text:list-item>
              <text:p text:style-name="P7">Полезни връзки (максимум 5 в колона и да са тематични!)</text:p>
            </text:list-item>
            <text:list-item>
              <text:p text:style-name="P8"><text:span text:style-name="T19">Бутон </text:span>за <text:span text:style-name="T19">сайта</text:span></text:p>
            </text:list-item>
            <text:list-item>
              <text:p text:style-name="P8">Сменяне на език <text:span text:style-name="T19">(по изключение)</text:span></text:p>
            </text:list-item>
          </text:list>
        </text:list-item>
      </text:list>
      <text:list xml:id="list102725278117822" text:continue-list="list8696339367909995265" text:style-name="L1">
        <text:list-item>
          <text:p text:style-name="P28">Copyright</text:p>
        </text:list-item>
      </text:list>
      <text:list xml:id="list470608653454801184" text:style-name="L3">
        <text:list-item>
          <text:list>
            <text:list-item>
              <text:p text:style-name="P33"><text:span text:style-name="T1">Copyright © </text:span><text:span text:style-name="T3">20</text:span><text:span text:style-name="T4">10</text:span><text:span text:style-name="T3"> - 20</text:span><text:span text:style-name="T4">15</text:span><text:span text:style-name="T1"> </text:span><text:span text:style-name="T11">Website.com</text:span><text:span text:style-name="T1"> </text:span><text:span text:style-name="T12">|</text:span><text:span text:style-name="T1"> Всички права запазени</text:span></text:p>
            </text:list-item>
          </text:list>
        </text:list-item>
      </text:list>
      <text:h text:style-name="Heading_20_2" text:outline-level="2">Header</text:h>
      <text:list xml:id="list5586262526551144190" text:style-name="L4">
        <text:list-item>
          <text:p text:style-name="P10">Лого</text:p>
        </text:list-item>
      </text:list>
      <text:list xml:id="list4103991048236159884" text:style-name="L5">
        <text:list-item>
          <text:list>
            <text:list-item>
              <text:p text:style-name="P11">Ляво</text:p>
            </text:list-item>
            <text:list-item>
              <text:p text:style-name="P11">Среда</text:p>
            </text:list-item>
            <text:list-item>
              <text:p text:style-name="P15">Дясно ( ако искаме да покажем странен дизайн)</text:p>
            </text:list-item>
          </text:list>
        </text:list-item>
      </text:list>
      <text:list xml:id="list102724613158235" text:continue-list="list5586262526551144190" text:style-name="L4">
        <text:list-item>
          <text:p text:style-name="P10">Меню</text:p>
        </text:list-item>
      </text:list>
      <text:list xml:id="list3158007026815497229" text:style-name="L6">
        <text:list-item>
          <text:list>
            <text:list-item>
              <text:p text:style-name="P12">Под лого - меню от ляво</text:p>
            </text:list-item>
            <text:list-item>
              <text:p text:style-name="P12">Под лого - меню от дясно</text:p>
            </text:list-item>
            <text:list-item>
              <text:p text:style-name="P12">Под лого – меню по средата</text:p>
            </text:list-item>
            <text:list-item>
              <text:p text:style-name="P12">Наравно с лого – меню от ляво</text:p>
            </text:list-item>
            <text:list-item>
              <text:p text:style-name="P12">Наравно с лого – меню от дясно</text:p>
            </text:list-item>
          </text:list>
        </text:list-item>
      </text:list>
      <text:list xml:id="list102724667633005" text:continue-list="list102724613158235" text:style-name="L4">
        <text:list-item>
          <text:p text:style-name="P10">Търсачка</text:p>
        </text:list-item>
      </text:list>
      <text:list xml:id="list1938548469306215059" text:style-name="L7">
        <text:list-item>
          <text:list>
            <text:list-item>
              <text:p text:style-name="P13">От дясно <text:span text:style-name="T17">наравно с лого</text:span></text:p>
            </text:list-item>
            <text:list-item>
              <text:p text:style-name="P17">От дясно над лого</text:p>
            </text:list-item>
            <text:list-item>
              <text:p text:style-name="P17">От дясно наравно с меню</text:p>
            </text:list-item>
          </text:list>
        </text:list-item>
      </text:list>
      <text:list xml:id="list102724184197216" text:continue-list="list102724667633005" text:style-name="L4">
        <text:list-item>
          <text:p text:style-name="P10">Езици</text:p>
        </text:list-item>
      </text:list>
      <text:list xml:id="list5829940994794713588" text:style-name="L8">
        <text:list-item>
          <text:list>
            <text:list-item>
              <text:p text:style-name="P14">От дясно наравно с лого</text:p>
            </text:list-item>
            <text:list-item>
              <text:p text:style-name="P14">От дясно в менюто</text:p>
            </text:list-item>
            <text:list-item>
              <text:p text:style-name="P18">Над лого</text:p>
            </text:list-item>
          </text:list>
        </text:list-item>
      </text:list>
      <text:list xml:id="list102725183451782" text:continue-list="list102724184197216" text:style-name="L4">
        <text:list-item>
          <text:p text:style-name="P10">Социални мрежи</text:p>
        </text:list-item>
        <text:list-item>
          <text:p text:style-name="P29">Top bar ( <text:span text:style-name="T2">лента над лого и меню)</text:span></text:p>
        </text:list-item>
      </text:list>
      <text:list xml:id="list9152952879158588332" text:style-name="L9">
        <text:list-item>
          <text:list>
            <text:list-item>
              <text:list>
                <text:list-item>
                  <text:p text:style-name="P19">Телефон</text:p>
                </text:list-item>
                <text:list-item>
                  <text:p text:style-name="P30">Email</text:p>
                </text:list-item>
                <text:list-item>
                  <text:p text:style-name="P19">Езици</text:p>
                </text:list-item>
                <text:list-item>
                  <text:p text:style-name="P19">Социални мрежи</text:p>
                </text:list-item>
                <text:list-item>
                  <text:p text:style-name="P19"><text:soft-page-break/>Търсачка</text:p>
                </text:list-item>
              </text:list>
            </text:list-item>
          </text:list>
        </text:list-item>
      </text:list>
      <text:p text:style-name="P1"/>
      <text:h text:style-name="Heading_20_1" text:outline-level="1">Website</text:h>
      <text:h text:style-name="P3" text:outline-level="3">Шрифтове</text:h>
      <text:list xml:id="list1278318089975042639" text:style-name="L10">
        <text:list-item>
          <text:p text:style-name="P34">Verdana – <text:span text:style-name="T2">Това е примерен текст с </text:span>Verdana</text:p>
        </text:list-item>
        <text:list-item>
          <text:p text:style-name="P35">Arial – <text:span text:style-name="T2">Това е примерен текст с </text:span>Arial</text:p>
        </text:list-item>
        <text:list-item>
          <text:p text:style-name="P36">Evropa</text:p>
        </text:list-item>
      </text:list>
      <text:h text:style-name="Heading_20_3" text:outline-level="3">Размер на шрифтове</text:h>
      <text:list xml:id="list8258514260232652539" text:style-name="L11">
        <text:list-item>
          <text:p text:style-name="P20">Нормален текст от 14<text:span text:style-name="T10">px</text:span> до 16<text:span text:style-name="T10">px</text:span></text:p>
        </text:list-item>
        <text:list-item>
          <text:p text:style-name="P20">Меню в <text:span text:style-name="T10">header </text:span>от 13<text:span text:style-name="T10">px </text:span>до <text:span text:style-name="T10">16px</text:span></text:p>
        </text:list-item>
        <text:list-item>
          <text:p text:style-name="P20">Заглавия</text:p>
          <text:list>
            <text:list-item>
              <text:p text:style-name="P31">Heading 1 – <text:span text:style-name="T6">от </text:span><text:span text:style-name="T18">28</text:span>px<text:span text:style-name="T6"> до </text:span><text:span text:style-name="T19">30</text:span>px</text:p>
            </text:list-item>
            <text:list-item>
              <text:p text:style-name="P31">Heading 2 – <text:span text:style-name="T6">от </text:span><text:span text:style-name="T18">24</text:span>px<text:span text:style-name="T6"> до 26</text:span>px</text:p>
            </text:list-item>
            <text:list-item>
              <text:p text:style-name="P31">Heading 3 – <text:span text:style-name="T6">от </text:span><text:span text:style-name="T18">20</text:span>px<text:span text:style-name="T6"> до 2</text:span><text:span text:style-name="T9">2</text:span>px</text:p>
            </text:list-item>
            <text:list-item>
              <text:p text:style-name="P31">Heading 4 – <text:span text:style-name="T6">от </text:span><text:span text:style-name="T18">18</text:span>px<text:span text:style-name="T6"> до </text:span><text:span text:style-name="T18">20</text:span>px</text:p>
            </text:list-item>
            <text:list-item>
              <text:p text:style-name="P31">Heading 5 – <text:span text:style-name="T6">от </text:span><text:span text:style-name="T18">16</text:span>px<text:span text:style-name="T6"> до </text:span><text:span text:style-name="T19">18</text:span>px</text:p>
            </text:list-item>
            <text:list-item>
              <text:p text:style-name="P31">Heading 6 – <text:span text:style-name="T6">от 15</text:span>px<text:span text:style-name="T6"> до </text:span><text:span text:style-name="T18">17</text:span>px</text:p>
            </text:list-item>
          </text:list>
        </text:list-item>
      </text:list>
      <text:h text:style-name="Heading_20_3" text:outline-level="3">Sidebar – <text:span text:style-name="T2">странична лента</text:span></text:h>
      <text:list xml:id="list4934492698478200299" text:style-name="L12">
        <text:list-item>
          <text:p text:style-name="P21">Търсачка</text:p>
        </text:list-item>
        <text:list-item>
          <text:p text:style-name="P21">Реклами</text:p>
        </text:list-item>
        <text:list-item>
          <text:p text:style-name="P22">Facebook страница</text:p>
        </text:list-item>
        <text:list-item>
          <text:p text:style-name="P22">Онлайн консултации</text:p>
        </text:list-item>
        <text:list-item>
          <text:p text:style-name="P16">Предаване</text:p>
        </text:list-item>
        <text:list-item>
          <text:p text:style-name="P21">Последни публикации</text:p>
        </text:list-item>
        <text:list-item>
          <text:p text:style-name="P21">Видео</text:p>
        </text:list-item>
        <text:list-item>
          <text:p text:style-name="P16">Мнения на пациенти и лекари</text:p>
        </text:list-item>
        <text:list-item>
          <text:p text:style-name="P16">Галерия </text:p>
        </text:list-item>
      </text:list>
      <text:h text:style-name="Heading_20_3" text:outline-level="3">Начална страница</text:h>
      <text:list xml:id="list4079619596085196548" text:style-name="L13">
        <text:list-item>
          <text:p text:style-name="P23">Слайдър</text:p>
        </text:list-item>
        <text:list-item>
          <text:p text:style-name="P24">Продукт/и – инфо + начин за покупка</text:p>
        </text:list-item>
        <text:list-item>
          <text:p text:style-name="P25">Хвалби (продажби, брой служители, офиси, доктори, и др...)</text:p>
        </text:list-item>
        <text:list-item>
          <text:p text:style-name="P24">Мнения на клиенти</text:p>
        </text:list-item>
        <text:list-item>
          <text:p text:style-name="P26">Тестове (пр. „Проверете страдате ли от имунен срив?“)</text:p>
        </text:list-item>
        <text:list-item>
          <text:p text:style-name="P24">Последни новини</text:p>
        </text:list-item>
      </text:list>
      <text:p text:style-name="P2"><text:soft-page-break/></text:p>
      <text:h text:style-name="Heading_20_3" text:outline-level="3">Контактна страница</text:h>
      <text:list xml:id="list1044459264783688462" text:style-name="L14">
        <text:list-item>
          <text:p text:style-name="P9">Карта от <text:span text:style-name="T10">Google </text:span>(или няколко карти)</text:p>
        </text:list-item>
        <text:list-item>
          <text:p text:style-name="P9">Адрес</text:p>
        </text:list-item>
        <text:list-item>
          <text:p text:style-name="P9">Телефон</text:p>
        </text:list-item>
        <text:list-item>
          <text:p text:style-name="P9">Имейли</text:p>
        </text:list-item>
        <text:list-item>
          <text:p text:style-name="P9">Факс</text:p>
        </text:list-item>
        <text:list-item>
          <text:p text:style-name="P9">Контактна форма</text:p>
        </text:list-item>
      </text:list>
      <text:p text:style-name="P2"/>
      <text:h text:style-name="P4" text:outline-level="3"><text:span text:style-name="T4">Задължителни п</text:span><text:span text:style-name="T3">лъгини</text:span></text:h>
      <text:list xml:id="list2830554755123869469" text:style-name="L15">
        <text:list-item>
          <text:p text:style-name="P37"><text:span text:style-name="T11">Akismet – </text:span><text:span text:style-name="T3">Предпазва от спам</text:span></text:p>
        </text:list-item>
        <text:list-item>
          <text:p text:style-name="P37"><text:span text:style-name="T11">iThemes Security Pro – </text:span><text:span text:style-name="T3">Защита</text:span></text:p>
        </text:list-item>
        <text:list-item>
          <text:p text:style-name="P37"><text:span text:style-name="T11">Sucuri Security <text:s/>- </text:span><text:span text:style-name="T3">Защита</text:span></text:p>
        </text:list-item>
        <text:list-item>
          <text:p text:style-name="P37"><text:span text:style-name="T11">WP No Category Base – </text:span><text:span text:style-name="T3">Премахва „/</text:span><text:span text:style-name="T11">category</text:span><text:span text:style-name="T3">“ от </text:span><text:span text:style-name="T11">url-</text:span><text:span text:style-name="T3">а.</text:span></text:p>
        </text:list-item>
        <text:list-item>
          <text:p text:style-name="P37"><text:span text:style-name="T11">WP-Mail-SMTP – </text:span><text:span text:style-name="T3">Настройка за мейли</text:span></text:p>
        </text:list-item>
        <text:list-item>
          <text:p text:style-name="P37"><text:span text:style-name="T11">Yoast SEO – </text:span><text:span text:style-name="T3">Плъгин за </text:span><text:span text:style-name="T11">SEO</text:span></text:p>
        </text:list-item>
        <text:list-item>
          <text:p text:style-name="P37"><text:span text:style-name="T11">Captcha by BestWebSoft – Captcha </text:span><text:span text:style-name="T3">на коментари, форми и др.</text:span></text:p>
        </text:list-item>
        <text:list-item>
          <text:p text:style-name="P37"><text:span text:style-name="T13">SMUSH IT – </text:span><text:span text:style-name="T5">Намаля размера на снимките</text:span></text:p>
        </text:list-item>
        <text:list-item>
          <text:p text:style-name="P37"><text:span text:style-name="T14">Contact Form 7 – </text:span><text:span text:style-name="T7">Контактна форма</text:span></text:p>
        </text:list-item>
        <text:list-item>
          <text:p text:style-name="P27">Envato WordPress Toolkit – Ъпдейт на теми</text:p>
        </text:list-item>
        <text:list-item>
          <text:p text:style-name="P37"><text:span text:style-name="T15">Facebook comments – </text:span><text:span text:style-name="T8">Коментари от </text:span><text:span text:style-name="T15">facebook - ?</text:span></text:p>
          <text:p text:style-name="P3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M2S</meta:editing-duration>
    <meta:editing-cycles>10</meta:editing-cycles>
    <meta:generator>LibreOffice/4.4.2.2$Windows_x86 LibreOffice_project/c4c7d32d0d49397cad38d62472b0bc8acff48dd6</meta:generator>
    <dc:date>2015-12-02T10:27:23.525000000</dc:date>
    <meta:document-statistic meta:table-count="0" meta:image-count="0" meta:object-count="0" meta:page-count="3" meta:paragraph-count="86" meta:word-count="415" meta:character-count="2065" meta:non-whitespace-character-count="1788"/>
    <meta:user-defined meta:name="Info 1"/>
    <meta:user-defined meta:name="Info 2"/>
    <meta:user-defined meta:name="Info 3"/>
    <meta:user-defined meta:name="Info 4"/>
  </office:meta>
</office:document-meta>
</file>